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46.3mm"/>
    </style:style>
    <style:style style:name="co4" style:family="table-column">
      <style:table-column-properties fo:break-before="auto" style:column-width="53.18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100.28mm"/>
    </style:style>
    <style:style style:name="co7" style:family="table-column">
      <style:table-column-properties fo:break-before="auto" style:column-width="57.41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62.97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17.2mm"/>
    </style:style>
    <style:style style:name="co12" style:family="table-column">
      <style:table-column-properties fo:break-before="auto" style:column-width="26.72mm"/>
    </style:style>
    <style:style style:name="co13" style:family="table-column">
      <style:table-column-properties fo:break-before="auto" style:column-width="18.26mm"/>
    </style:style>
    <style:style style:name="co14" style:family="table-column">
      <style:table-column-properties fo:break-before="auto" style:column-width="49.48mm"/>
    </style:style>
    <style:style style:name="co15" style:family="table-column">
      <style:table-column-properties fo:break-before="auto" style:column-width="67.47mm"/>
    </style:style>
    <style:style style:name="co16" style:family="table-column">
      <style:table-column-properties fo:break-before="auto" style:column-width="104.81mm"/>
    </style:style>
    <style:style style:name="co17" style:family="table-column">
      <style:table-column-properties fo:break-before="auto" style:column-width="28.31mm"/>
    </style:style>
    <style:style style:name="co18" style:family="table-column">
      <style:table-column-properties fo:break-before="auto" style:column-width="23.55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49.74mm"/>
    </style:style>
    <style:style style:name="co21" style:family="table-column">
      <style:table-column-properties fo:break-before="auto" style:column-width="81.49mm"/>
    </style:style>
    <style:style style:name="co22" style:family="table-column">
      <style:table-column-properties fo:break-before="auto" style:column-width="26.99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65.09mm"/>
    </style:style>
    <style:style style:name="co25" style:family="table-column">
      <style:table-column-properties fo:break-before="auto" style:column-width="24.25mm"/>
    </style:style>
    <style:style style:name="co26" style:family="table-column">
      <style:table-column-properties fo:break-before="auto" style:column-width="44.98mm"/>
    </style:style>
    <style:style style:name="co27" style:family="table-column">
      <style:table-column-properties fo:break-before="auto" style:column-width="107.95mm"/>
    </style:style>
    <style:style style:name="co28" style:family="table-column">
      <style:table-column-properties fo:break-before="auto" style:column-width="25.4mm"/>
    </style:style>
    <style:style style:name="co29" style:family="table-column">
      <style:table-column-properties fo:break-before="auto" style:column-width="40.5mm"/>
    </style:style>
    <style:style style:name="co30" style:family="table-column">
      <style:table-column-properties fo:break-before="auto" style:column-width="24.52mm"/>
    </style:style>
    <style:style style:name="co31" style:family="table-column">
      <style:table-column-properties fo:break-before="auto" style:column-width="28.8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Hiperlink" style:data-style-name="N0">
      <style:text-properties fo:color="#0563c1" style:text-underline-style="solid" style:text-underline-width="auto" style:text-underline-color="font-color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Default" style:data-style-name="N30"/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 style:data-style-name="N30">
      <style:table-cell-properties fo:border="0.06pt solid #000000"/>
    </style:style>
    <style:style style:name="ce1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Hiperlink">
      <style:table-cell-properties fo:wrap-option="wrap"/>
      <style:text-properties style:text-outline="false" style:text-line-through-style="none" style:text-line-through-type="none" fo:language="pt" fo:country="BR" fo:font-style="normal" fo:text-shadow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0" style:family="table-cell" style:parent-style-name="Default" style:data-style-name="N36">
      <style:table-cell-properties fo:border="0.06pt solid #000000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37">
      <style:table-cell-properties fo:border="0.06pt solid #000000"/>
    </style:style>
    <style:style style:name="ce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unidades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6" table:default-cell-style-name="ce1"/>
        <table:table-row table:style-name="ro1">
          <table:table-cell table:style-name="ce2" office:value-type="string" calcext:value-type="string">
            <text:p>ESTAD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GITHUB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 PAG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TELEGR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luna1</text:p>
          </table:table-cell>
          <table:table-cell table:style-name="ce5" office:value-type="string" calcext:value-type="string">
            <text:p>PHPESTE</text:p>
          </table:table-cell>
          <table:table-cell table:style-name="ce5" office:value-type="string" calcext:value-type="string">
            <text:p>https://phpeste.net</text:p>
          </table:table-cell>
          <table:table-cell table:style-name="ce6" office:value-type="string" calcext:value-type="string">
            <text:p><text:a xlink:href="https://github.com/PHPeste" xlink:type="simple">https://github.com/PHPeste</text:a></text:p>
          </table:table-cell>
          <table:table-cell table:style-name="ce6" office:value-type="string" calcext:value-type="string">
            <text:p><text:a xlink:href="https://twitter.com/phpestene" xlink:type="simple">https://twitter.com/phpestene</text:a></text:p>
          </table:table-cell>
          <table:table-cell table:style-name="ce6" office:value-type="string" calcext:value-type="string">
            <text:p><text:a xlink:href="https://www.facebook.com/PeAgaPeste/" xlink:type="simple">https://www.facebook.com/PeAgaPeste/</text:a></text:p>
          </table:table-cell>
          <table:table-cell table:style-name="ce6" office:value-type="string" calcext:value-type="string">
            <text:p><text:a xlink:href="https://www.instagram.com/phpeste/" xlink:type="simple">https://www.instagram.com/phpeste/</text:a></text:p>
          </table:table-cell>
          <table:table-cell table:style-name="ce6" office:value-type="string" calcext:value-type="string">
            <text:p><text:a xlink:href="https://t.me/phpeste" xlink:type="simple">https://t.me/phpeste</text:a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5" office:value-type="string" calcext:value-type="string">
            <text:p>PHP User Group – Alagoas</text:p>
          </table:table-cell>
          <table:table-cell table:style-name="ce6" office:value-type="string" calcext:value-type="string">
            <text:p><text:a xlink:href="http://www.php-al.org/" xlink:type="simple">http://www.php-al.org/</text:a></text:p>
          </table:table-cell>
          <table:table-cell table:style-name="ce6" office:value-type="string" calcext:value-type="string">
            <text:p><text:a xlink:href="https://github.com/PHP-AL" xlink:type="simple">https://github.com/PHP-AL</text:a></text:p>
          </table:table-cell>
          <table:table-cell table:style-name="ce6" office:value-type="string" calcext:value-type="string">
            <text:p><text:a xlink:href="https://twitter.com/php_al" xlink:type="simple">https://twitter.com/php_al</text:a></text:p>
          </table:table-cell>
          <table:table-cell table:style-name="ce7" office:value-type="string" calcext:value-type="string">
            <text:p><text:a xlink:href="https://www.facebook.com/groups/385099358172866/" xlink:type="simple">https://www.facebook.com/groups/385099358172866/</text:a></text:p>
          </table:table-cell>
          <table:table-cell table:style-name="ce6" office:value-type="string" calcext:value-type="string">
            <text:p><text:a xlink:href="https://www.instagram.com/php.al/" xlink:type="simple">https://www.instagram.com/php.al/</text:a>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4" office:value-type="string" calcext:value-type="string">
            <text:p>BA</text:p>
          </table:table-cell>
          <table:table-cell table:style-name="ce5" office:value-type="string" calcext:value-type="string">
            <text:p>PHPBA</text:p>
          </table:table-cell>
          <table:table-cell table:style-name="ce6" office:value-type="string" calcext:value-type="string">
            <text:p><text:a xlink:href="http://phpba.com.br/" xlink:type="simple">http://phpba.com.br/</text:a></text:p>
          </table:table-cell>
          <table:table-cell table:style-name="ce6" office:value-type="string" calcext:value-type="string">
            <text:p><text:a xlink:href="https://github.com/phpba/" xlink:type="simple">https://github.com/phpba/</text:a></text:p>
          </table:table-cell>
          <table:table-cell table:style-name="ce6" office:value-type="string" calcext:value-type="string">
            <text:p><text:a xlink:href="https://twitter.com/phpba" xlink:type="simple">https://twitter.com/phpba</text:a></text:p>
          </table:table-cell>
          <table:table-cell table:style-name="ce7" office:value-type="string" calcext:value-type="string">
            <text:p><text:a xlink:href="https://www.facebook.com/PHPBA-1452159261670420/" xlink:type="simple">https://www.facebook.com/PHPBA-1452159261670420/</text:a></text:p>
          </table:table-cell>
          <table:table-cell table:style-name="ce5"/>
          <table:table-cell table:style-name="ce5" office:value-type="string" calcext:value-type="string">
            <text:p>https://telegram.me/phpb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E</text:p>
          </table:table-cell>
          <table:table-cell table:style-name="ce5" office:value-type="string" calcext:value-type="string">
            <text:p>PHP com Rapadura</text:p>
          </table:table-cell>
          <table:table-cell table:style-name="ce6" office:value-type="string" calcext:value-type="string">
            <text:p><text:a xlink:href="http://phpcomrapadura.org/" xlink:type="simple">http://phpcomrapadura.org/</text:a></text:p>
          </table:table-cell>
          <table:table-cell table:style-name="ce6" office:value-type="string" calcext:value-type="string">
            <text:p><text:a xlink:href="https://github.com/PHPcomRapadura" xlink:type="simple">https://github.com/PHPcomRapadura</text:a></text:p>
          </table:table-cell>
          <table:table-cell table:style-name="ce6" office:value-type="string" calcext:value-type="string">
            <text:p><text:a xlink:href="https://twitter.com/phpcomrapadura" xlink:type="simple">https://twitter.com/phpcomrapadura</text:a></text:p>
          </table:table-cell>
          <table:table-cell table:style-name="ce6" office:value-type="string" calcext:value-type="string">
            <text:p><text:a xlink:href="https://www.facebook.com/RAPADURAdoPoder/" xlink:type="simple">https://www.facebook.com/RAPADURAdoPoder/</text:a></text:p>
          </table:table-cell>
          <table:table-cell table:style-name="ce6" office:value-type="string" calcext:value-type="string">
            <text:p><text:a xlink:href="https://www.instagram.com/phpcomrapadura/" xlink:type="simple">https://www.instagram.com/phpcomrapadura/</text:a></text:p>
          </table:table-cell>
          <table:table-cell table:style-name="ce8" office:value-type="string" calcext:value-type="string">
            <text:p><text:a xlink:href="https://t.me/phpcomrapadura" xlink:type="simple">https://t.me/phpcomrapadura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A</text:p>
          </table:table-cell>
          <table:table-cell table:style-name="ce5" office:value-type="string" calcext:value-type="string">
            <text:p>PHP Maranhão</text:p>
          </table:table-cell>
          <table:table-cell table:style-name="ce6" office:value-type="string" calcext:value-type="string">
            <text:p><text:a xlink:href="https://phpmaranhao.com.br/" xlink:type="simple">https://phpmaranhao.com.br/</text:a></text:p>
          </table:table-cell>
          <table:table-cell table:style-name="ce6" office:value-type="string" calcext:value-type="string">
            <text:p><text:a xlink:href="https://github.com/phpmaranhao" xlink:type="simple">https://github.com/phpmaranhao</text:a></text:p>
          </table:table-cell>
          <table:table-cell table:style-name="ce6" office:value-type="string" calcext:value-type="string">
            <text:p><text:a xlink:href="https://twitter.com/phpmaranhao" xlink:type="simple">https://twitter.com/phpmaranhao</text:a></text:p>
          </table:table-cell>
          <table:table-cell table:style-name="ce6" office:value-type="string" calcext:value-type="string">
            <text:p><text:a xlink:href="https://www.facebook.com/devswebmaranhao/" xlink:type="simple">https://www.facebook.com/devswebmaranhao/</text:a></text:p>
          </table:table-cell>
          <table:table-cell table:style-name="ce6" office:value-type="string" calcext:value-type="string">
            <text:p><text:a xlink:href="https://www.instagram.com/phpmaranhao/" xlink:type="simple">https://www.instagram.com/phpmaranhao/</text:a></text:p>
          </table:table-cell>
          <table:table-cell table:style-name="ce5" office:value-type="string" calcext:value-type="string">
            <text:p>https://t.me/phpmaranhao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</text:p>
          </table:table-cell>
          <table:table-cell table:style-name="ce5" office:value-type="string" calcext:value-type="string">
            <text:p>PHP PB</text:p>
          </table:table-cell>
          <table:table-cell table:style-name="ce6" office:value-type="string" calcext:value-type="string">
            <text:p><text:a xlink:href="http://php-pb.net/" xlink:type="simple">http://php-pb.net/</text:a></text:p>
          </table:table-cell>
          <table:table-cell table:style-name="ce6" office:value-type="string" calcext:value-type="string">
            <text:p><text:a xlink:href="https://github.com/php-pb" xlink:type="simple">https://github.com/php-pb</text:a></text:p>
          </table:table-cell>
          <table:table-cell table:style-name="ce6" office:value-type="string" calcext:value-type="string">
            <text:p><text:a xlink:href="https://twitter.com/phppb" xlink:type="simple">https://twitter.com/phppb</text:a></text:p>
          </table:table-cell>
          <table:table-cell table:style-name="ce7" office:value-type="string" calcext:value-type="string">
            <text:p><text:a xlink:href="https://www.facebook.com/PHP-PB-153629998034618/" xlink:type="simple">https://www.facebook.com/PHP-PB-153629998034618/</text:a></text:p>
          </table:table-cell>
          <table:table-cell table:style-name="ce6" office:value-type="string" calcext:value-type="string">
            <text:p><text:a xlink:href="https://www.instagram.com/phppb/" xlink:type="simple">https://www.instagram.com/phppb/</text:a></text:p>
          </table:table-cell>
          <table:table-cell table:style-name="ce6" office:value-type="string" calcext:value-type="string">
            <text:p><text:a xlink:href="https://t.me/phppb" xlink:type="simple">https://t.me/phppb</text:a>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</text:p>
          </table:table-cell>
          <table:table-cell table:style-name="ce5" office:value-type="string" calcext:value-type="string">
            <text:p>PHP Pernambuco</text:p>
          </table:table-cell>
          <table:table-cell table:style-name="ce6" office:value-type="string" calcext:value-type="string">
            <text:p><text:a xlink:href="https://www.phppe.net/" xlink:type="simple">https://www.phppe.net/</text:a></text:p>
          </table:table-cell>
          <table:table-cell table:style-name="ce6" office:value-type="string" calcext:value-type="string">
            <text:p><text:a xlink:href="https://github.com/php-pernambuco" xlink:type="simple">https://github.com/php-pernambuco</text:a></text:p>
          </table:table-cell>
          <table:table-cell table:style-name="ce6" office:value-type="string" calcext:value-type="string">
            <text:p><text:a xlink:href="https://twitter.com/PHPPernambuco" xlink:type="simple">https://twitter.com/PHPPernambuco</text:a></text:p>
          </table:table-cell>
          <table:table-cell table:style-name="ce7" office:value-type="string" calcext:value-type="string">
            <text:p><text:a xlink:href="https://www.facebook.com/comunidadewebpe/" xlink:type="simple">https://www.facebook.com/comunidadewebpe/</text:a></text:p>
          </table:table-cell>
          <table:table-cell table:style-name="ce6" office:value-type="string" calcext:value-type="string">
            <text:p><text:a xlink:href="https://www.instagram.com/phppernambuco/" xlink:type="simple">https://www.instagram.com/phppernambuco/</text:a></text:p>
          </table:table-cell>
          <table:table-cell table:style-name="ce5" office:value-type="string" calcext:value-type="string">
            <text:p>https://t.me/phpp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I</text:p>
          </table:table-cell>
          <table:table-cell table:style-name="ce5" office:value-type="string" calcext:value-type="string">
            <text:p>PHP PI</text:p>
          </table:table-cell>
          <table:table-cell table:style-name="ce5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>
            <text:p>RN</text:p>
          </table:table-cell>
          <table:table-cell table:style-name="ce5" office:value-type="string" calcext:value-type="string">
            <text:p>PHP RN</text:p>
          </table:table-cell>
          <table:table-cell table:style-name="ce6" office:value-type="string" calcext:value-type="string">
            <text:p><text:a xlink:href="http://www.phprn.org/" xlink:type="simple">http://www.phprn.org/</text:a></text:p>
          </table:table-cell>
          <table:table-cell table:style-name="ce6" office:value-type="string" calcext:value-type="string">
            <text:p><text:a xlink:href="https://github.com/phprn" xlink:type="simple">https://github.com/phprn</text:a></text:p>
          </table:table-cell>
          <table:table-cell table:style-name="ce6" office:value-type="string" calcext:value-type="string">
            <text:p><text:a xlink:href="https://twitter.com/php_rn" xlink:type="simple">https://twitter.com/php_rn</text:a></text:p>
          </table:table-cell>
          <table:table-cell table:style-name="ce7" office:value-type="string" calcext:value-type="string">
            <text:p><text:a xlink:href="https://www.facebook.com/groups/1686832664951730/" xlink:type="simple">https://www.facebook.com/groups/1686832664951730/</text:a></text:p>
          </table:table-cell>
          <table:table-cell table:style-name="ce6" office:value-type="string" calcext:value-type="string">
            <text:p><text:a xlink:href="https://www.instagram.com/php.rn/" xlink:type="simple">https://www.instagram.com/php.rn/</text:a></text:p>
          </table:table-cell>
          <table:table-cell table:style-name="ce6" office:value-type="string" calcext:value-type="string">
            <text:p><text:a xlink:href="https://t.me/phprn" xlink:type="simple">https://t.me/phprn</text:a>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SE</text:p>
          </table:table-cell>
          <table:table-cell table:style-name="ce5" office:value-type="string" calcext:value-type="string">
            <text:p>PHP SE</text:p>
          </table:table-cell>
          <table:table-cell table:style-name="ce6" office:value-type="string" calcext:value-type="string">
            <text:p><text:a xlink:href="http://www.phpse.net/" xlink:type="simple">http://www.phpse.net/</text:a></text:p>
          </table:table-cell>
          <table:table-cell table:style-name="ce6" office:value-type="string" calcext:value-type="string">
            <text:p><text:a xlink:href="https://github.com/PHPSergipe" xlink:type="simple">https://github.com/PHPSergipe</text:a></text:p>
          </table:table-cell>
          <table:table-cell table:style-name="ce6" office:value-type="string" calcext:value-type="string">
            <text:p><text:a xlink:href="https://twitter.com/phpse" xlink:type="simple">https://twitter.com/phpse</text:a></text:p>
          </table:table-cell>
          <table:table-cell table:style-name="ce7" office:value-type="string" calcext:value-type="string">
            <text:p><text:a xlink:href="https://www.facebook.com/PHP-Sergipe-296232240477531/" xlink:type="simple">https://www.facebook.com/PHP-Sergipe-296232240477531/</text:a></text:p>
          </table:table-cell>
          <table:table-cell table:style-name="ce5"/>
          <table:table-cell table:style-name="ce6" office:value-type="string" calcext:value-type="string">
            <text:p><text:a xlink:href="https://telegram.me/phpSE" xlink:type="simple">https://telegram.me/phpSE</text:a>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hub" table:style-name="ta1">
        <table:shapes>
          <draw:frame draw:z-index="0" draw:style-name="gr1" draw:text-style-name="P1" svg:width="159.99mm" svg:height="89.99mm" svg:x="23.48mm" svg:y="54.56mm">
            <draw:object draw:notify-on-update-of-ranges="Github.B1:Github.B1 Github.B2:Github.B11 Github.D1:Github.D1 Github.D2:Github.D11 Github.E1:Github.E1 Github.E2:Github.E11 Github.F1:Github.F1 Github.F2:Github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8" table:number-columns-repeated="1017" table:default-cell-style-name="ce1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D1]" office:value-type="string" office:string-value="GITHUB" calcext:value-type="string">
            <text:p>GITHUB</text:p>
          </table:table-cell>
          <table:table-cell table:style-name="ce3" office:value-type="string" calcext:value-type="string">
            <text:p>Repositórios</text:p>
          </table:table-cell>
          <table:table-cell table:style-name="ce3" office:value-type="string" calcext:value-type="string">
            <text:p>Pessoas</text:p>
          </table:table-cell>
          <table:table-cell table:style-name="ce3" office:value-type="string" calcext:value-type="string">
            <text:p>Produtividade</text:p>
          </table:table-cell>
          <table:table-cell table:style-name="ce3" office:value-type="string" calcext:value-type="string">
            <text:p>Data Coleta</text:p>
          </table:table-cell>
          <table:table-cell table:number-columns-repeated="1017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D6]" office:value-type="string" office:string-value="https://github.com/phpmaranhao" calcext:value-type="string">
            <text:p>https://github.com/phpmaranhao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[.D2]/[.E2]" office:value-type="float" office:value="7.25" calcext:value-type="float">
            <text:p>7,25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D5]" office:value-type="string" office:string-value="https://github.com/PHPcomRapadura" calcext:value-type="string">
            <text:p>https://github.com/PHPcomRapadura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" calcext:value-type="float">
            <text:p>8</text:p>
          </table:table-cell>
          <table:table-cell table:style-name="ce10" table:formula="of:=[.D3]/[.E3]" office:value-type="float" office:value="3.5" calcext:value-type="float">
            <text:p>3,5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D4]" office:value-type="string" office:string-value="https://github.com/phpba/" calcext:value-type="string">
            <text:p>https://github.com/phpba/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10" table:formula="of:=[.D4]/[.E4]" office:value-type="float" office:value="1" calcext:value-type="float">
            <text:p>1,0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D7]" office:value-type="string" office:string-value="https://github.com/php-pb" calcext:value-type="string">
            <text:p>https://github.com/php-pb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10" table:formula="of:=[.D5]/[.E5]" office:value-type="float" office:value="1.8" calcext:value-type="float">
            <text:p>1,8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D10]" office:value-type="string" office:string-value="https://github.com/phprn" calcext:value-type="string">
            <text:p>https://github.com/phpr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formula="of:=[.D6]/[.E6]" office:value-type="float" office:value="7" calcext:value-type="float">
            <text:p>7,0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D2]" office:value-type="string" office:string-value="https://github.com/PHPeste" calcext:value-type="string">
            <text:p>https://github.com/PHPest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table:formula="of:=[.D7]/[.E7]" office:value-type="float" office:value="1.75" calcext:value-type="float">
            <text:p>1,75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D11]" office:value-type="string" office:string-value="https://github.com/PHPSergipe" calcext:value-type="string">
            <text:p>https://github.com/PHPSergip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formula="of:=[.D8]/[.E8]" office:value-type="float" office:value="2.5" calcext:value-type="float">
            <text:p>2,5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D3]" office:value-type="string" office:string-value="https://github.com/PHP-AL" calcext:value-type="string">
            <text:p>https://github.com/PHP-A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10" table:formula="of:=[.D9]/[.E9]" office:value-type="float" office:value="0.4" calcext:value-type="float">
            <text:p>0,4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D8]" office:value-type="string" office:string-value="https://github.com/php-pernambuco" calcext:value-type="string">
            <text:p>https://github.com/php-pernambuco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10" table:formula="of:=[.D10]/[.E10]" office:value-type="float" office:value="1" calcext:value-type="float">
            <text:p>1,0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D9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Hub_Repositórios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1016" table:default-cell-style-name="ce1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D1]" office:value-type="string" office:string-value="GITHUB" calcext:value-type="string">
            <text:p>GITHUB</text:p>
          </table:table-cell>
          <table:table-cell table:style-name="ce16" office:value-type="string" calcext:value-type="string">
            <text:p>Repositório</text:p>
          </table:table-cell>
          <table:table-cell table:style-name="ce3" office:value-type="string" calcext:value-type="string">
            <text:p>Commits</text:p>
          </table:table-cell>
          <table:table-cell table:style-name="ce3" office:value-type="string" calcext:value-type="string">
            <text:p>Contributors</text:p>
          </table:table-cell>
          <table:table-cell table:style-name="ce3" office:value-type="string" calcext:value-type="string">
            <text:p>Pull Requests</text:p>
          </table:table-cell>
          <table:table-cell table:style-name="ce3" office:value-type="string" calcext:value-type="string">
            <text:p>Data Coleta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7" office:value-type="string" calcext:value-type="string">
            <text:p><text:a xlink:href="https://github.com/phpmaranhao/planejamento2019" xlink:type="simple">https://github.com/phpmaranhao/planejamento2019</text:a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7" office:value-type="string" calcext:value-type="string">
            <text:p><text:a xlink:href="https://github.com/phpmaranhao/planejamento2018" xlink:type="simple">https://github.com/phpmaranhao/planejamento2018</text:a>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7" office:value-type="string" calcext:value-type="string">
            <text:p><text:a xlink:href="https://github.com/phpmaranhao/Planejamento2017" xlink:type="simple">https://github.com/phpmaranhao/Planejamento2017</text:a>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7" office:value-type="string" calcext:value-type="string">
            <text:p><text:a xlink:href="https://github.com/phpmaranhao/phpnabrasa2017" xlink:type="simple">https://github.com/phpmaranhao/phpnabrasa2017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7" office:value-type="string" calcext:value-type="string">
            <text:p><text:a xlink:href="https://github.com/phpmaranhao/forum-8php-2" xlink:type="simple">https://github.com/phpmaranhao/forum-8php-2</text:a>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7" office:value-type="string" calcext:value-type="string">
            <text:p><text:a xlink:href="https://github.com/phpmaranhao/forty-jekyll-theme" xlink:type="simple">https://github.com/phpmaranhao/forty-jekyll-theme</text:a>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7" office:value-type="string" calcext:value-type="string">
            <text:p><text:a xlink:href="https://github.com/phpmaranhao/7phpapp" xlink:type="simple">https://github.com/phpmaranhao/7phpapp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 office:value-type="string" calcext:value-type="string">
            <text:p><text:a xlink:href="https://github.com/phpmaranhao/site-forum7php" xlink:type="simple">https://github.com/phpmaranhao/site-forum7php</text:a> 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 office:value-type="string" calcext:value-type="string">
            <text:p><text:a xlink:href="https://github.com/phpmaranhao/phpratica-4" xlink:type="simple">https://github.com/phpmaranhao/phpratica-4</text:a> 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 office:value-type="string" calcext:value-type="string">
            <text:p><text:a xlink:href="https://github.com/phpmaranhao/starving-artist-jekyll-theme" xlink:type="simple">https://github.com/phpmaranhao/starving-artist-jekyll-theme</text:a> 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 office:value-type="string" calcext:value-type="string">
            <text:p><text:a xlink:href="https://github.com/phpmaranhao/core" xlink:type="simple">https://github.com/phpmaranhao/core</text:a> 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7"/>
          <table:table-cell table:style-name="ce5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14" office:value-type="float" office:value="7" calcext:value-type="float">
            <text:p>7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office:value-type="float" office:value="28" calcext:value-type="float">
            <text:p>28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14" office:value-type="float" office:value="5" calcext:value-type="float">
            <text:p>5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office:value-type="float" office:value="9" calcext:value-type="float">
            <text:p>9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office:value-type="float" office:value="7" calcext:value-type="float">
            <text:p>7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office:value-type="float" office:value="11" calcext:value-type="float">
            <text:p>11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8]" office:value-type="string" office:string-value="PE" calcext:value-type="string">
            <text:p>PE</text:p>
          </table:table-cell>
          <table:table-cell table:style-name="ce5" table:formula="of:=[Comunidades.B$8]" office:value-type="string" office:string-value="PHP Pernambuco" calcext:value-type="string">
            <text:p>PHP Pernambuco</text:p>
          </table:table-cell>
          <table:table-cell table:style-name="ce5" table:formula="of:=[Comunidades.D$8]" office:value-type="string" office:string-value="https://github.com/php-pernambuco" calcext:value-type="string">
            <text:p>https://github.com/php-pernambuco</text:p>
          </table:table-cell>
          <table:table-cell table:style-name="ce14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8]" office:value-type="string" office:string-value="PE" calcext:value-type="string">
            <text:p>PE</text:p>
          </table:table-cell>
          <table:table-cell table:style-name="ce5" table:formula="of:=[Comunidades.B$8]" office:value-type="string" office:string-value="PHP Pernambuco" calcext:value-type="string">
            <text:p>PHP Pernambuco</text:p>
          </table:table-cell>
          <table:table-cell table:style-name="ce5" table:formula="of:=[Comunidades.D$8]" office:value-type="string" office:string-value="https://github.com/php-pernambuco" calcext:value-type="string">
            <text:p>https://github.com/php-pernambuco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8]" office:value-type="string" office:string-value="PE" calcext:value-type="string">
            <text:p>PE</text:p>
          </table:table-cell>
          <table:table-cell table:style-name="ce5" table:formula="of:=[Comunidades.B$8]" office:value-type="string" office:string-value="PHP Pernambuco" calcext:value-type="string">
            <text:p>PHP Pernambuco</text:p>
          </table:table-cell>
          <table:table-cell table:style-name="ce5" table:formula="of:=[Comunidades.D$8]" office:value-type="string" office:string-value="https://github.com/php-pernambuco" calcext:value-type="string">
            <text:p>https://github.com/php-pernambuco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14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1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formula="of:=[Comunidades.A$9]" office:value-type="string" office:string-value="PI" calcext:value-type="string">
            <text:p>PI</text:p>
          </table:table-cell>
          <table:table-cell table:style-name="ce5" table:formula="of:=[Comunidades.B$9]" office:value-type="string" office:string-value="PHP PI" calcext:value-type="string">
            <text:p>PHP PI</text:p>
          </table:table-cell>
          <table:table-cell table:style-name="ce5" table:formula="of:=[Comunidades.D$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6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legram" table:style-name="ta1">
        <table:shapes>
          <draw:frame draw:z-index="0" draw:name="Gráfico 1" draw:style-name="gr2" svg:width="159.99mm" svg:height="89.99mm" svg:x="19.84mm" svg:y="72.96mm">
            <draw:object draw:notify-on-update-of-ranges="Telegram.B2:Telegram.B11 Telegram.D1:Telegram.D1 Telegram.D2:Telegram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8" table:number-columns-repeated="1019" table:default-cell-style-name="ce1"/>
        <table:table-row table:style-name="ro1">
          <table:table-cell table:style-name="ce3"/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H1]" office:value-type="string" office:string-value="TELEGRAM" calcext:value-type="string">
            <text:p>TELEGRAM</text:p>
          </table:table-cell>
          <table:table-cell table:style-name="ce3" office:value-type="string" calcext:value-type="string">
            <text:p>Membros</text:p>
          </table:table-cell>
          <table:table-cell table:style-name="ce3" office:value-type="string" calcext:value-type="string">
            <text:p>Coleta</text:p>
          </table:table-cell>
          <table:table-cell table:number-columns-repeated="1019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H5]" office:value-type="string" office:string-value="https://t.me/phpcomrapadura" calcext:value-type="string">
            <text:p>https://t.me/phpcomrapadura</text:p>
          </table:table-cell>
          <table:table-cell table:style-name="ce5" office:value-type="float" office:value="479" calcext:value-type="float">
            <text:p>479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H6]" office:value-type="string" office:string-value="https://t.me/phpmaranhao" calcext:value-type="string">
            <text:p>https://t.me/phpmaranhao</text:p>
          </table:table-cell>
          <table:table-cell table:style-name="ce5" office:value-type="float" office:value="439" calcext:value-type="float">
            <text:p>439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H4]" office:value-type="string" office:string-value="https://telegram.me/phpba" calcext:value-type="string">
            <text:p>https://telegram.me/phpba</text:p>
          </table:table-cell>
          <table:table-cell table:style-name="ce5" office:value-type="float" office:value="354" calcext:value-type="float">
            <text:p>354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H8]" office:value-type="string" office:string-value="https://t.me/phppe" calcext:value-type="string">
            <text:p>https://t.me/phppe</text:p>
          </table:table-cell>
          <table:table-cell table:style-name="ce5" office:value-type="float" office:value="290" calcext:value-type="float">
            <text:p>29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H10]" office:value-type="string" office:string-value="https://t.me/phprn" calcext:value-type="string">
            <text:p>https://t.me/phprn</text:p>
          </table:table-cell>
          <table:table-cell table:style-name="ce5" office:value-type="float" office:value="240" calcext:value-type="float">
            <text:p>24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H2]" office:value-type="string" office:string-value="https://t.me/phpeste" calcext:value-type="string">
            <text:p>https://t.me/phpeste</text:p>
          </table:table-cell>
          <table:table-cell table:style-name="ce5" office:value-type="float" office:value="205" calcext:value-type="float">
            <text:p>205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H11]" office:value-type="string" office:string-value="https://telegram.me/phpSE" calcext:value-type="string">
            <text:p>https://telegram.me/phpSE</text:p>
          </table:table-cell>
          <table:table-cell table:style-name="ce5" office:value-type="float" office:value="75" calcext:value-type="float">
            <text:p>75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H7]" office:value-type="string" office:string-value="https://t.me/phppb" calcext:value-type="string">
            <text:p>https://t.me/phppb</text:p>
          </table:table-cell>
          <table:table-cell table:style-name="ce5" office:value-type="float" office:value="61" calcext:value-type="float">
            <text:p>61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H3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H9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gram" table:style-name="ta1">
        <table:shapes>
          <draw:frame draw:z-index="2" draw:style-name="gr1" draw:text-style-name="P1" svg:width="159.99mm" svg:height="89.99mm" svg:x="14.78mm" svg:y="65.92mm">
            <draw:object draw:notify-on-update-of-ranges="Instagram.B1:Instagram.B1 Instagram.B2:Instagram.B11 Instagram.D1:Instagram.D1 Instagram.D2:Instagram.D11 Instagram.E1:Instagram.E1 Instagram.E2:Instagram.E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1" table:default-cell-style-name="ce1"/>
        <table:table-column table:style-name="co10" table:default-cell-style-name="ce1"/>
        <table:table-column table:style-name="co22" table:default-cell-style-name="ce1"/>
        <table:table-column table:style-name="co23" table:default-cell-style-name="ce1"/>
        <table:table-column table:style-name="co8" table:number-columns-repeated="1018" table:default-cell-style-name="ce1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G1]" office:value-type="string" office:string-value="INSTAGRAM" calcext:value-type="string">
            <text:p>INSTAGRAM</text:p>
          </table:table-cell>
          <table:table-cell table:style-name="ce3" office:value-type="string" calcext:value-type="string">
            <text:p>Publicações</text:p>
          </table:table-cell>
          <table:table-cell table:style-name="ce13" office:value-type="string" calcext:value-type="string">
            <text:p>Seguidores</text:p>
          </table:table-cell>
          <table:table-cell table:style-name="ce13" office:value-type="string" calcext:value-type="string">
            <text:p>Data Coleta</text:p>
          </table:table-cell>
          <table:table-cell table:number-columns-repeated="1018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G10]" office:value-type="string" office:string-value="https://www.instagram.com/php.rn/" calcext:value-type="string">
            <text:p>https://www.instagram.com/php.rn/</text:p>
          </table:table-cell>
          <table:table-cell table:style-name="ce14" office:value-type="float" office:value="18" calcext:value-type="float">
            <text:p>18</text:p>
          </table:table-cell>
          <table:table-cell table:style-name="ce5" office:value-type="float" office:value="1087" calcext:value-type="float">
            <text:p>1087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G5]" office:value-type="string" office:string-value="https://www.instagram.com/phpcomrapadura/" calcext:value-type="string">
            <text:p>https://www.instagram.com/phpcomrapadura/</text:p>
          </table:table-cell>
          <table:table-cell table:style-name="ce14" office:value-type="float" office:value="25" calcext:value-type="float">
            <text:p>25</text:p>
          </table:table-cell>
          <table:table-cell table:style-name="ce5" office:value-type="float" office:value="955" calcext:value-type="float">
            <text:p>955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G6]" office:value-type="string" office:string-value="https://www.instagram.com/phpmaranhao/" calcext:value-type="string">
            <text:p>https://www.instagram.com/phpmaranhao/</text:p>
          </table:table-cell>
          <table:table-cell table:style-name="ce14" office:value-type="float" office:value="52" calcext:value-type="float">
            <text:p>52</text:p>
          </table:table-cell>
          <table:table-cell table:style-name="ce5" office:value-type="float" office:value="476" calcext:value-type="float">
            <text:p>476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G2]" office:value-type="string" office:string-value="https://www.instagram.com/phpeste/" calcext:value-type="string">
            <text:p>https://www.instagram.com/phpeste/</text:p>
          </table:table-cell>
          <table:table-cell table:style-name="ce14" office:value-type="float" office:value="49" calcext:value-type="float">
            <text:p>49</text:p>
          </table:table-cell>
          <table:table-cell table:style-name="ce5" office:value-type="float" office:value="346" calcext:value-type="float">
            <text:p>346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G8]" office:value-type="string" office:string-value="https://www.instagram.com/phppernambuco/" calcext:value-type="string">
            <text:p>https://www.instagram.com/phppernambuco/</text:p>
          </table:table-cell>
          <table:table-cell table:style-name="ce14" office:value-type="float" office:value="26" calcext:value-type="float">
            <text:p>26</text:p>
          </table:table-cell>
          <table:table-cell table:style-name="ce5" office:value-type="float" office:value="104" calcext:value-type="float">
            <text:p>104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G7]" office:value-type="string" office:string-value="https://www.instagram.com/phppb/" calcext:value-type="string">
            <text:p>https://www.instagram.com/phppb/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G3]" office:value-type="string" office:string-value="https://www.instagram.com/php.al/" calcext:value-type="string">
            <text:p>https://www.instagram.com/php.al/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G4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G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G11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4"/>
          <table:table-cell>
            <draw:frame draw:z-index="0" draw:name="Gráfico 2" draw:style-name="gr2" svg:width="127mm" svg:height="76.2mm" svg:x="21.07mm" svg:y="3.28mm">
              <draw:object draw:notify-on-update-of-ranges="Instagram.B2:Instagram.B11 Instagram.E1:Instagram.E1 Instagram.E2:Instagram.E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1" draw:name="Gráfico 3" draw:style-name="gr2" svg:width="127mm" svg:height="76.2mm" svg:x="21.13mm" svg:y="0.21mm">
              <draw:object draw:notify-on-update-of-ranges="Instagram.B2:Instagram.B11 Instagram.D1:Instagram.D1 Instagram.D2:Instagram.D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witter" table:style-name="ta1">
        <table:shapes>
          <draw:frame draw:z-index="0" draw:style-name="gr1" draw:text-style-name="P1" svg:width="159.99mm" svg:height="89.99mm" svg:x="23.48mm" svg:y="54.56mm">
            <draw:object draw:notify-on-update-of-ranges="Twitter.B1:Twitter.B1 Twitter.B2:Twitter.B11 Twitter.D1:Twitter.D1 Twitter.D2:Twitter.D11 Twitter.E1:Twitter.E1 Twitter.E2:Twitter.E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4" table:default-cell-style-name="ce1"/>
        <table:table-column table:style-name="co24" table:default-cell-style-name="ce1"/>
        <table:table-column table:style-name="co18" table:default-cell-style-name="ce1"/>
        <table:table-column table:style-name="co1" table:default-cell-style-name="ce1"/>
        <table:table-column table:style-name="co25" table:default-cell-style-name="ce1"/>
        <table:table-column table:style-name="co8" table:number-columns-repeated="1017" table:default-cell-style-name="ce1"/>
        <table:table-column table:style-name="co8" table:default-cell-style-name="Default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E1]" office:value-type="string" office:string-value="TWITTER" calcext:value-type="string">
            <text:p>TWITTER</text:p>
          </table:table-cell>
          <table:table-cell table:style-name="ce13" office:value-type="string" calcext:value-type="string">
            <text:p>Seguidores</text:p>
          </table:table-cell>
          <table:table-cell table:style-name="ce3" office:value-type="string" calcext:value-type="string">
            <text:p>Tweets</text:p>
          </table:table-cell>
          <table:table-cell table:style-name="ce3" office:value-type="string" calcext:value-type="string">
            <text:p>Data Coleta</text:p>
          </table:table-cell>
          <table:table-cell table:number-columns-repeated="1018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E7]" office:value-type="string" office:string-value="https://twitter.com/phppb" calcext:value-type="string">
            <text:p>https://twitter.com/phppb</text:p>
          </table:table-cell>
          <table:table-cell table:style-name="ce5" office:value-type="float" office:value="1053" calcext:value-type="float">
            <text:p>1053</text:p>
          </table:table-cell>
          <table:table-cell table:style-name="ce14" office:value-type="float" office:value="336" calcext:value-type="float">
            <text:p>336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E5]" office:value-type="string" office:string-value="https://twitter.com/phpcomrapadura" calcext:value-type="string">
            <text:p>https://twitter.com/phpcomrapadura</text:p>
          </table:table-cell>
          <table:table-cell table:style-name="ce5" office:value-type="float" office:value="909" calcext:value-type="float">
            <text:p>909</text:p>
          </table:table-cell>
          <table:table-cell table:style-name="ce14" office:value-type="float" office:value="576" calcext:value-type="float">
            <text:p>576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E2]" office:value-type="string" office:string-value="https://twitter.com/phpestene" calcext:value-type="string">
            <text:p>https://twitter.com/phpestene</text:p>
          </table:table-cell>
          <table:table-cell table:style-name="ce5" office:value-type="float" office:value="853" calcext:value-type="float">
            <text:p>853</text:p>
          </table:table-cell>
          <table:table-cell table:style-name="ce14" office:value-type="float" office:value="503" calcext:value-type="float">
            <text:p>503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E3]" office:value-type="string" office:string-value="https://twitter.com/php_al" calcext:value-type="string">
            <text:p>https://twitter.com/php_al</text:p>
          </table:table-cell>
          <table:table-cell table:style-name="ce5" office:value-type="float" office:value="437" calcext:value-type="float">
            <text:p>437</text:p>
          </table:table-cell>
          <table:table-cell table:style-name="ce14" office:value-type="float" office:value="73" calcext:value-type="float">
            <text:p>73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E6]" office:value-type="string" office:string-value="https://twitter.com/phpmaranhao" calcext:value-type="string">
            <text:p>https://twitter.com/phpmaranhao</text:p>
          </table:table-cell>
          <table:table-cell table:style-name="ce5" office:value-type="float" office:value="292" calcext:value-type="float">
            <text:p>292</text:p>
          </table:table-cell>
          <table:table-cell table:style-name="ce14" office:value-type="float" office:value="192" calcext:value-type="float">
            <text:p>192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E8]" office:value-type="string" office:string-value="https://twitter.com/PHPPernambuco" calcext:value-type="string">
            <text:p>https://twitter.com/PHPPernambuco</text:p>
          </table:table-cell>
          <table:table-cell table:style-name="ce5" office:value-type="float" office:value="287" calcext:value-type="float">
            <text:p>287</text:p>
          </table:table-cell>
          <table:table-cell table:style-name="ce14" office:value-type="float" office:value="83" calcext:value-type="float">
            <text:p>83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E4]" office:value-type="string" office:string-value="https://twitter.com/phpba" calcext:value-type="string">
            <text:p>https://twitter.com/phpba</text:p>
          </table:table-cell>
          <table:table-cell table:style-name="ce5" office:value-type="float" office:value="280" calcext:value-type="float">
            <text:p>280</text:p>
          </table:table-cell>
          <table:table-cell table:style-name="ce14" office:value-type="float" office:value="39" calcext:value-type="float">
            <text:p>39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E11]" office:value-type="string" office:string-value="https://twitter.com/phpse" calcext:value-type="string">
            <text:p>https://twitter.com/phpse</text:p>
          </table:table-cell>
          <table:table-cell table:style-name="ce5" office:value-type="float" office:value="183" calcext:value-type="float">
            <text:p>183</text:p>
          </table:table-cell>
          <table:table-cell table:style-name="ce14" office:value-type="float" office:value="216" calcext:value-type="float">
            <text:p>216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E10]" office:value-type="string" office:string-value="https://twitter.com/php_rn" calcext:value-type="string">
            <text:p>https://twitter.com/php_rn</text:p>
          </table:table-cell>
          <table:table-cell table:style-name="ce5" office:value-type="float" office:value="13" calcext:value-type="float">
            <text:p>13</text:p>
          </table:table-cell>
          <table:table-cell table:style-name="ce14" office:value-type="float" office:value="9" calcext:value-type="float">
            <text:p>9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E9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ebook" table:style-name="ta3">
        <table:table-column table:style-name="co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Default"/>
        <table:table-column table:style-name="co30" table:default-cell-style-name="ce1"/>
        <table:table-column table:style-name="co31" table:default-cell-style-name="ce1"/>
        <table:table-column table:style-name="co8" table:number-columns-repeated="1017" table:default-cell-style-name="ce1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F1]" office:value-type="string" office:string-value="FACEBOOK PAGE" calcext:value-type="string">
            <text:p>FACEBOOK PAGE</text:p>
          </table:table-cell>
          <table:table-cell table:style-name="ce16" office:value-type="string" calcext:value-type="string">
            <text:p>INSCRITOS</text:p>
          </table:table-cell>
          <table:table-cell table:style-name="ce35" office:value-type="string" calcext:value-type="string">
            <text:p>FACEBOOK GROUP</text:p>
          </table:table-cell>
          <table:table-cell table:style-name="ce3" office:value-type="string" calcext:value-type="string">
            <text:p>INSCRITOS</text:p>
          </table:table-cell>
          <table:table-cell table:style-name="ce3" office:value-type="string" calcext:value-type="string">
            <text:p>DATA COLETA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F2]" office:value-type="string" office:string-value="https://www.facebook.com/PeAgaPeste/" calcext:value-type="string">
            <text:p>https://www.facebook.com/PeAgaPeste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F3]" office:value-type="string" office:string-value="https://www.facebook.com/groups/385099358172866/" calcext:value-type="string">
            <text:p>https://www.facebook.com/groups/385099358172866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F4]" office:value-type="string" office:string-value="https://www.facebook.com/PHPBA-1452159261670420/" calcext:value-type="string">
            <text:p>https://www.facebook.com/PHPBA-1452159261670420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F5]" office:value-type="string" office:string-value="https://www.facebook.com/RAPADURAdoPoder/" calcext:value-type="string">
            <text:p>https://www.facebook.com/RAPADURAdoPoder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F6]" office:value-type="string" office:string-value="https://www.facebook.com/devswebmaranhao/" calcext:value-type="string">
            <text:p>https://www.facebook.com/devswebmaranhao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F7]" office:value-type="string" office:string-value="https://www.facebook.com/PHP-PB-153629998034618/" calcext:value-type="string">
            <text:p>https://www.facebook.com/PHP-PB-153629998034618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F8]" office:value-type="string" office:string-value="https://www.facebook.com/comunidadewebpe/" calcext:value-type="string">
            <text:p>https://www.facebook.com/comunidadewebpe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F9]" office:value-type="float" office:value="0" calcext:value-type="float">
            <text:p>0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F10]" office:value-type="string" office:string-value="https://www.facebook.com/groups/1686832664951730/" calcext:value-type="string">
            <text:p>https://www.facebook.com/groups/1686832664951730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F11]" office:value-type="string" office:string-value="https://www.facebook.com/PHP-Sergipe-296232240477531/" calcext:value-type="string">
            <text:p>https://www.facebook.com/PHP-Sergipe-296232240477531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munidades.A2:Comunidades.H12">
          <table:sort>
            <table:sort-by table:field-number="0" table:data-type="automatic"/>
          </table:sort>
        </table:database-range>
        <table:database-range table:name="__Anonymous_Sheet_DB__1" table:target-range-address="Github.A1:Github.G1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Telegram.A2:Telegram.E1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Instagram.A3:Instagram.F11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Twitter.A1:Twitter.F11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creation-date>2019-10-25T08:41:56Z</meta:creation-date>
    <dc:date>2019-10-26T18:01:37.900000000</dc:date>
    <meta:editing-cycles>75</meta:editing-cycles>
    <meta:editing-duration>PT4H36M32S</meta:editing-duration>
    <meta:document-statistic meta:table-count="7" meta:cell-count="75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29cm" svg:y="0.316cm" chart:style-name="ch2">
          <text:p>GitHub</text:p>
        </chart:title>
        <chart:legend chart:legend-position="bottom" svg:x="4.51cm" svg:y="8.401cm" style:legend-expansion="wide" chart:style-name="ch3"/>
        <chart:plot-area chart:style-name="ch4" table:cell-range-address="Github.B1:Github.B11 Github.D1:Github.F11" chart:data-source-has-labels="both" svg:x="0.32cm" svg:y="1.275cm" svg:width="15.36cm" svg:height="6.762cm">
          <chartooo:coordinate-region svg:x="1.412cm" svg:y="1.275cm" svg:width="14.268cm" svg:height="3.057cm"/>
          <chart:axis chart:dimension="x" chart:name="primary-x" chart:style-name="ch5" chartooo:axis-type="auto">
            <chartooo:date-scale/>
            <chart:categories table:cell-range-address="Github.B2:Github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ithub.D2:Github.D11" chart:label-cell-address="Github.D1:Github.D1" chart:class="chart:bar">
            <chart:data-point chart:repeated="10"/>
          </chart:series>
          <chart:series chart:style-name="ch9" chart:values-cell-range-address="Github.E2:Github.E11" chart:label-cell-address="Github.E1:Github.E1" chart:class="chart:bar">
            <chart:data-point chart:repeated="10"/>
          </chart:series>
          <chart:series chart:style-name="ch10" chart:values-cell-range-address="Github.F2:Github.F11" chart:label-cell-address="Github.F1:Github.F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sitórios</text:p>
                <draw:g>
                  <svg:desc>Github.D1:Github.D1</svg:desc>
                </draw:g>
              </table:table-cell>
              <table:table-cell office:value-type="string">
                <text:p>Pessoas</text:p>
                <draw:g>
                  <svg:desc>Github.E1:Github.E1</svg:desc>
                </draw:g>
              </table:table-cell>
              <table:table-cell office:value-type="string">
                <text:p>Produtividade</text:p>
                <draw:g>
                  <svg:desc>Github.F1:Github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Maranhão</text:p>
                <draw:g>
                  <svg:desc>Github.B2:Github.B11</svg:desc>
                </draw:g>
              </table:table-cell>
              <table:table-cell office:value-type="float" office:value="29">
                <text:p>29</text:p>
                <draw:g>
                  <svg:desc>Github.D2:Github.D11</svg:desc>
                </draw:g>
              </table:table-cell>
              <table:table-cell office:value-type="float" office:value="4">
                <text:p>4</text:p>
                <draw:g>
                  <svg:desc>Github.E2:Github.E11</svg:desc>
                </draw:g>
              </table:table-cell>
              <table:table-cell office:value-type="float" office:value="7.25">
                <text:p>7.25</text:p>
                <draw:g>
                  <svg:desc>Github.F2:Github.F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4.436cm" svg:y="0.314cm" chart:style-name="ch2">
          <text:p>Quantidade de Membros no Telegram</text:p>
        </chart:title>
        <chart:plot-area chart:style-name="ch3" table:cell-range-address="Telegram.B2:Telegram.B11 Telegram.D1:Telegram.D11" chart:data-source-has-labels="both" svg:x="0.319cm" svg:y="1.22cm" svg:width="15.361cm" svg:height="7.6cm">
          <chartooo:coordinate-region svg:x="1.618cm" svg:y="1.22cm" svg:width="14.062cm" svg:height="4.332cm"/>
          <chart:axis chart:dimension="x" chart:name="primary-x" chart:style-name="ch4" chartooo:axis-type="text">
            <chart:categories table:cell-range-address="Telegram.B2:Telegram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legram.D2:Telegram.D11" chart:label-cell-address="Telegram.D1:Telegram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bros</text:p>
                <draw:g>
                  <svg:desc>Telegram.D1:Telegra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com Rapadura</text:p>
                <draw:g>
                  <svg:desc>Telegram.B2:Telegram.B11</svg:desc>
                </draw:g>
              </table:table-cell>
              <table:table-cell office:value-type="float" office:value="479">
                <text:p>479</text:p>
                <draw:g>
                  <svg:desc>Telegram.D2:Telegram.D11</svg:desc>
                </draw:g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title svg:x="3.946cm" svg:y="0.288cm" chart:style-name="ch2">
          <text:p>Instagram - Seguidores</text:p>
        </chart:title>
        <chart:plot-area chart:style-name="ch3" table:cell-range-address="Instagram.B2:Instagram.B11 Instagram.E1:Instagram.E11" chart:data-source-has-labels="both" svg:x="0.254cm" svg:y="1.239cm" svg:width="12.193cm" svg:height="6.23cm">
          <chartooo:coordinate-region svg:x="0.99cm" svg:y="1.239cm" svg:width="11.457cm" svg:height="3.18cm"/>
          <chart:axis chart:dimension="x" chart:name="primary-x" chart:style-name="ch4" chartooo:axis-type="text">
            <chart:categories table:cell-range-address="Instagram.B2:Instagram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tagram.E2:Instagram.E11" chart:label-cell-address="Instagram.E1:Instagram.E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</text:p>
                <draw:g>
                  <svg:desc>Instagram.E1:Instagra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RN</text:p>
                <draw:g>
                  <svg:desc>Instagram.B2:Instagram.B11</svg:desc>
                </draw:g>
              </table:table-cell>
              <table:table-cell office:value-type="float" office:value="1087">
                <text:p>1087</text:p>
                <draw:g>
                  <svg:desc>Instagram.E2:Instagram.E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title svg:x="3.879cm" svg:y="0.288cm" chart:style-name="ch2">
          <text:p>Instagram - Publicações</text:p>
        </chart:title>
        <chart:plot-area chart:style-name="ch3" table:cell-range-address="Instagram.B2:Instagram.B11 Instagram.D1:Instagram.D11" chart:data-source-has-labels="both" svg:x="0.254cm" svg:y="1.239cm" svg:width="12.193cm" svg:height="6.23cm">
          <chartooo:coordinate-region svg:x="0.673cm" svg:y="1.239cm" svg:width="11.774cm" svg:height="3.181cm"/>
          <chart:axis chart:dimension="x" chart:name="primary-x" chart:style-name="ch4" chartooo:axis-type="text">
            <chart:categories table:cell-range-address="Instagram.B2:Instagram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tagram.D2:Instagram.D11" chart:label-cell-address="Instagram.D1:Instagram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ções</text:p>
                <draw:g>
                  <svg:desc>Instagram.D1:Instagra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RN</text:p>
                <draw:g>
                  <svg:desc>Instagram.B2:Instagram.B11</svg:desc>
                </draw:g>
              </table:table-cell>
              <table:table-cell office:value-type="float" office:value="18">
                <text:p>18</text:p>
                <draw:g>
                  <svg:desc>Instagram.D2:Instagram.D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6cm" chart:style-name="ch2">
          <text:p>Instagram</text:p>
        </chart:title>
        <chart:legend chart:legend-position="bottom" svg:x="5.655cm" svg:y="8.401cm" style:legend-expansion="wide" chart:style-name="ch3"/>
        <chart:plot-area chart:style-name="ch4" table:cell-range-address="Instagram.B1:Instagram.B11 Instagram.D1:Instagram.E11" chart:data-source-has-labels="both" svg:x="0.32cm" svg:y="1.275cm" svg:width="15.36cm" svg:height="6.762cm">
          <chartooo:coordinate-region svg:x="1.312cm" svg:y="1.275cm" svg:width="14.368cm" svg:height="3.056cm"/>
          <chart:axis chart:dimension="x" chart:name="primary-x" chart:style-name="ch5" chartooo:axis-type="auto">
            <chartooo:date-scale/>
            <chart:categories table:cell-range-address="Instagram.B2:Instagram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stagram.D2:Instagram.D11" chart:label-cell-address="Instagram.D1:Instagram.D1" chart:class="chart:bar">
            <chart:data-point chart:repeated="10"/>
          </chart:series>
          <chart:series chart:style-name="ch9" chart:values-cell-range-address="Instagram.E2:Instagram.E11" chart:label-cell-address="Instagram.E1:Instagram.E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ções</text:p>
                <draw:g>
                  <svg:desc>Instagram.D1:Instagram.D1</svg:desc>
                </draw:g>
              </table:table-cell>
              <table:table-cell office:value-type="string">
                <text:p>Seguidores</text:p>
                <draw:g>
                  <svg:desc>Instagram.E1:Instagra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RN</text:p>
                <draw:g>
                  <svg:desc>Instagram.B2:Instagram.B11</svg:desc>
                </draw:g>
              </table:table-cell>
              <table:table-cell office:value-type="float" office:value="18">
                <text:p>18</text:p>
                <draw:g>
                  <svg:desc>Instagram.D2:Instagram.D11</svg:desc>
                </draw:g>
              </table:table-cell>
              <table:table-cell office:value-type="float" office:value="1087">
                <text:p>1087</text:p>
                <draw:g>
                  <svg:desc>Instagram.E2:Instagram.E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25">
                <text:p>2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52">
                <text:p>5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49">
                <text:p>4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42cm" svg:y="0.316cm" chart:style-name="ch2">
          <text:p>Twitter</text:p>
        </chart:title>
        <chart:legend chart:legend-position="bottom" svg:x="6.039cm" svg:y="8.401cm" style:legend-expansion="wide" chart:style-name="ch3"/>
        <chart:plot-area chart:style-name="ch4" table:cell-range-address="Twitter.B1:Twitter.B11 Twitter.D1:Twitter.E11" chart:data-source-has-labels="both" svg:x="0.32cm" svg:y="1.275cm" svg:width="15.36cm" svg:height="6.762cm">
          <chartooo:coordinate-region svg:x="1.312cm" svg:y="1.275cm" svg:width="14.368cm" svg:height="3.056cm"/>
          <chart:axis chart:dimension="x" chart:name="primary-x" chart:style-name="ch5" chartooo:axis-type="auto">
            <chartooo:date-scale/>
            <chart:categories table:cell-range-address="Twitter.B2:Twitter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witter.D2:Twitter.D11" chart:label-cell-address="Twitter.D1:Twitter.D1" chart:class="chart:bar">
            <chart:data-point chart:repeated="10"/>
          </chart:series>
          <chart:series chart:style-name="ch9" chart:values-cell-range-address="Twitter.E2:Twitter.E11" chart:label-cell-address="Twitter.E1:Twitter.E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</text:p>
                <draw:g>
                  <svg:desc>Twitter.D1:Twitter.D1</svg:desc>
                </draw:g>
              </table:table-cell>
              <table:table-cell office:value-type="string">
                <text:p>Tweets</text:p>
                <draw:g>
                  <svg:desc>Twitter.E1:Twitte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PB</text:p>
                <draw:g>
                  <svg:desc>Twitter.B2:Twitter.B11</svg:desc>
                </draw:g>
              </table:table-cell>
              <table:table-cell office:value-type="float" office:value="1053">
                <text:p>1053</text:p>
                <draw:g>
                  <svg:desc>Twitter.D2:Twitter.D11</svg:desc>
                </draw:g>
              </table:table-cell>
              <table:table-cell office:value-type="float" office:value="336">
                <text:p>336</text:p>
                <draw:g>
                  <svg:desc>Twitter.E2:Twitter.E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909">
                <text:p>90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853">
                <text:p>85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437">
                <text:p>4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292">
                <text:p>2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87">
                <text:p>2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280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183">
                <text:p>1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